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idiSerializer.writeHalfWord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idiSerializer.endElement( String namespaceURI , String localName , String qNam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XMidiSerializer.writeHex( String h , int le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MidiSerializer.writeFullWord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idiSerializer.writeString( String s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idiSerializer.startElement( String namespaceURI , String localName , String qName , Attributes atts )</text:p>
          </table:table-cell>
          <table:table-cell office:value-type="float" office:value="54">
            <text:p text:style-name="Table_20_Contents">54</text:p>
          </table:table-cell>
          <table:table-cell office:value-type="float" office:value="64">
            <text:p text:style-name="Table_20_Contents">64</text:p>
          </table:table-cell>
          <table:table-cell office:value-type="float" office:value="252">
            <text:p text:style-name="Table_20_Contents">252</text:p>
          </table:table-cell>
        </table:table-row>
        <table:table-row>
          <table:table-cell office:value-type="string">
            <text:p text:style-name="Table_20_Contents">XMidiSerializ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idiSerializ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idiSerializer.characters( char [ ] str , int arg1 , int arg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